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3.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2.6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3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96cm" fo:min-width="3.9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objectwithoutfill">
      <style:graphic-properties draw:marker-end="Arrowheads_20_26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9" style:family="graphic" style:parent-style-name="objectwithoutfill">
      <style:graphic-properties draw:marker-end="Arrowheads_20_2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1" style:family="graphic" style:parent-style-name="objectwithoutfill">
      <style:graphic-properties draw:marker-end="Arrowheads_20_29" draw:marker-end-width="0.3cm" draw:fill="none" draw:textarea-vertical-align="middle"/>
    </style:style>
    <style:style style:name="gr22" style:family="graphic" style:parent-style-name="objectwithoutfill">
      <style:graphic-properties draw:marker-end="Arrowheads_20_30" draw:marker-end-width="0.3cm" draw:fill="none" draw:textarea-vertical-align="middle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</style:style>
    <style:style style:name="gr24" style:family="graphic" style:parent-style-name="objectwithoutfill">
      <style:graphic-properties draw:marker-end="Arrowheads_20_32" draw:marker-end-width="0.3cm" draw:fill="none" draw:textarea-vertical-align="middle"/>
    </style:style>
    <style:style style:name="gr25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cm" svg:height="2.25cm" svg:x="8cm" svg:y="1.5cm">
          <text:p text:style-name="P1">Début de Part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5cm" svg:height="2.5cm" svg:x="8.5cm" svg:y="4.25cm">
          <text:p text:style-name="P1">Afficher 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5.5cm" svg:height="2.75cm" svg:x="2.5cm" svg:y="6cm">
          <text:p text:style-name="P1">Mouvement 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5.5cm" svg:height="2.75cm" svg:x="13.75cm" svg:y="6.5cm">
          <text:p text:style-name="P1">Man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5.5cm" svg:height="2.75cm" svg:x="7.75cm" svg:y="7.5cm">
          <text:p text:style-name="P1">Afficher 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5.5cm" svg:height="2.75cm" svg:x="8cm" svg:y="11.25cm">
          <text:p text:style-name="P1">Faim 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6.25cm" svg:height="2.75cm" svg:x="1cm" svg:y="13.25cm">
          <text:p text:style-name="P1">Reprod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5.5cm" svg:height="2.75cm" svg:x="14cm" svg:y="13.75cm">
          <text:p text:style-name="P1">Nourriture 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0.75cm" svg:y1="3.75cm" svg:x2="10.75cm" svg:y2="4.25cm" draw:start-shape="id1" draw:start-glue-point="8" draw:end-shape="id2" draw:end-glue-point="4" svg:d="M10750 3750v500" svg:viewBox="0 0 1 501">
          <text:p/>
        </draw:connector>
        <draw:connector draw:style-name="gr6" draw:text-style-name="P2" draw:layer="layout" draw:type="line" svg:x1="9.159cm" svg:y1="6.384cm" svg:x2="7.195cm" svg:y2="6.402cm" draw:start-shape="id2" draw:start-glue-point="7" draw:end-shape="id3" draw:end-glue-point="11" svg:d="M9159 6384l-1964 18" svg:viewBox="0 0 1965 19">
          <text:p/>
        </draw:connector>
        <draw:connector draw:style-name="gr7" draw:text-style-name="P2" draw:layer="layout" draw:type="line" svg:x1="12.341cm" svg:y1="6.384cm" svg:x2="14.555cm" svg:y2="6.902cm" draw:start-shape="id2" draw:start-glue-point="9" draw:end-shape="id4" draw:end-glue-point="5" svg:d="M12341 6384l2214 518" svg:viewBox="0 0 2215 519">
          <text:p/>
        </draw:connector>
        <draw:connector draw:style-name="gr8" draw:text-style-name="P2" draw:layer="layout" draw:type="line" svg:x1="10.5cm" svg:y1="10.25cm" svg:x2="10.75cm" svg:y2="11.25cm" draw:start-shape="id5" draw:start-glue-point="8" draw:end-shape="id6" draw:end-glue-point="4" svg:d="M10500 10250l250 1000" svg:viewBox="0 0 251 1001">
          <text:p/>
        </draw:connector>
        <draw:connector draw:style-name="gr9" draw:text-style-name="P2" draw:layer="layout" draw:type="line" svg:x1="8.805cm" svg:y1="13.598cm" svg:x2="6.335cm" svg:y2="13.652cm" draw:start-shape="id6" draw:start-glue-point="7" draw:end-shape="id7" draw:end-glue-point="11" svg:d="M8805 13598l-2470 54" svg:viewBox="0 0 2471 55">
          <text:p/>
        </draw:connector>
        <draw:connector draw:style-name="gr10" draw:text-style-name="P2" draw:layer="layout" draw:type="line" svg:x1="12.695cm" svg:y1="13.598cm" svg:x2="14.805cm" svg:y2="14.152cm" draw:start-shape="id6" draw:start-glue-point="9" draw:end-shape="id8" draw:end-glue-point="5" svg:d="M12695 13598l2110 554" svg:viewBox="0 0 2111 555">
          <text:p/>
        </draw:connector>
        <draw:custom-shape draw:style-name="gr3" draw:text-style-name="P1" xml:id="id9" draw:id="id9" draw:layer="layout" svg:width="5.5cm" svg:height="2.75cm" svg:x="7cm" svg:y="16cm">
          <text:p text:style-name="P1">Man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5.5cm" svg:height="2.75cm" svg:x="14cm" svg:y="17.5cm">
          <text:p text:style-name="P1">Aller vers Nourri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4.805cm" svg:y1="16.098cm" svg:x2="11.695cm" svg:y2="16.402cm" draw:start-shape="id8" draw:start-glue-point="7" draw:end-shape="id9" draw:end-glue-point="11" svg:d="M14805 16098l-3110 304" svg:viewBox="0 0 3111 305">
          <text:p/>
        </draw:connector>
        <draw:frame draw:style-name="gr12" draw:text-style-name="P4" draw:layer="layout" svg:width="6.25cm" svg:height="1.423cm" svg:x="13.25cm" svg:y="6cm">
          <draw:text-box>
            <text:p text:style-name="P3"><text:span text:style-name="T1">Touche : espace</text:span></text:p>
          </draw:text-box>
        </draw:frame>
        <draw:frame draw:style-name="gr13" draw:text-style-name="P4" draw:layer="layout" svg:width="3.75cm" svg:height="1cm" svg:x="5.5cm" svg:y="5.5cm">
          <draw:text-box>
            <text:p text:style-name="P3"><text:span text:style-name="T1">Touche : z,q,s,d</text:span></text:p>
          </draw:text-box>
        </draw:frame>
        <draw:custom-shape draw:style-name="gr3" draw:text-style-name="P1" xml:id="id10" draw:id="id10" draw:layer="layout" svg:width="5.5cm" svg:height="2.75cm" svg:x="10cm" svg:y="23cm">
          <text:p text:style-name="P1">Afficher entit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1.695cm" svg:y1="18.348cm" svg:x2="10.805cm" svg:y2="23.402cm" draw:start-shape="id9" draw:start-glue-point="9" draw:end-shape="id10" draw:end-glue-point="5" svg:d="M11695 18348c0 3792-890 1265-890 5054" svg:viewBox="0 0 891 5055">
          <text:p/>
        </draw:connector>
        <draw:frame draw:style-name="gr15" draw:text-style-name="P4" draw:layer="layout" svg:width="4.25cm" svg:height="1.673cm" svg:x="15.5cm" svg:y="24.577cm">
          <draw:text-box>
            <text:p text:style-name="P3"><text:span text:style-name="T1">Autre entité</text:span></text:p>
          </draw:text-box>
        </draw:frame>
        <draw:frame draw:style-name="gr16" draw:text-style-name="P5" draw:layer="layout" svg:width="1.75cm" svg:height="1.25cm" svg:x="6cm" svg:y="12.25cm">
          <draw:text-box>
            <text:p>Non</text:p>
          </draw:text-box>
        </draw:frame>
        <draw:frame draw:style-name="gr13" draw:text-style-name="P5" draw:layer="layout" svg:width="2.25cm" svg:height="1cm" svg:x="12.25cm" svg:y="15.25cm">
          <draw:text-box>
            <text:p>Oui</text:p>
          </draw:text-box>
        </draw:frame>
        <draw:connector draw:style-name="gr17" draw:text-style-name="P2" draw:layer="layout" draw:type="line" svg:x1="14.805cm" svg:y1="19.848cm" svg:x2="14.695cm" svg:y2="23.402cm" draw:start-shape="id11" draw:start-glue-point="7" draw:end-shape="id10" draw:end-glue-point="11" svg:d="M14805 19848l-110 3554" svg:viewBox="0 0 111 3555">
          <text:p/>
        </draw:connector>
        <draw:frame draw:style-name="gr18" draw:text-style-name="P5" draw:layer="layout" svg:width="2.25cm" svg:height="1.5cm" svg:x="13.5cm" svg:y="13cm">
          <draw:text-box>
            <text:p>Oui</text:p>
          </draw:text-box>
        </draw:frame>
        <draw:frame draw:style-name="gr16" draw:text-style-name="P5" draw:layer="layout" svg:width="1.84cm" svg:height="1.25cm" svg:x="16.91cm" svg:y="16.5cm">
          <draw:text-box>
            <text:p>Non</text:p>
          </draw:text-box>
        </draw:frame>
        <draw:connector draw:style-name="gr19" draw:text-style-name="P2" draw:layer="layout" draw:type="curve" draw:line-skew="0.142cm -7.749cm -0.532cm" svg:x1="10.805cm" svg:y1="25.348cm" svg:x2="9.159cm" svg:y2="4.616cm" draw:start-shape="id10" draw:start-glue-point="7" draw:end-shape="id2" draw:end-glue-point="5" svg:d="M10805 25348c0 1569-10555 1047-10555-10542 0-11588 8909-12288 8909-10190" svg:viewBox="0 0 10556 22306">
          <text:p/>
        </draw:connector>
        <draw:frame draw:style-name="gr20" draw:text-style-name="P4" draw:layer="layout" svg:width="4cm" svg:height="2cm" svg:x="7.25cm" svg:y="26cm">
          <draw:text-box>
            <text:p text:style-name="P3"><text:span text:style-name="T1">Toutes les entites ont joué</text:span></text:p>
          </draw:text-box>
        </draw:frame>
        <draw:custom-shape draw:style-name="gr3" draw:text-style-name="P1" xml:id="id12" draw:id="id12" draw:layer="layout" svg:width="5.5cm" svg:height="2.75cm" svg:x="3.5cm" svg:y="20.5cm">
          <text:p text:style-name="P1">Fin 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7.805cm" svg:y1="18.348cm" svg:x2="8.195cm" svg:y2="20.902cm" draw:start-shape="id9" draw:start-glue-point="7" draw:end-shape="id12" draw:end-glue-point="11" svg:d="M7805 18348l390 2554" svg:viewBox="0 0 391 2555">
          <text:p/>
        </draw:connector>
        <draw:connector draw:style-name="gr22" draw:text-style-name="P2" draw:layer="layout" draw:type="curve" draw:line-skew="4.6cm" svg:x1="15.5cm" svg:y1="24.375cm" svg:x2="13.5cm" svg:y2="12.625cm" draw:start-shape="id10" draw:start-glue-point="10" draw:end-shape="id6" draw:end-glue-point="10" svg:d="M15500 24375c7653 0 8653-11750-2000-11750" svg:viewBox="0 0 7871 11751">
          <text:p/>
        </draw:connector>
        <draw:frame draw:style-name="gr16" draw:text-style-name="P4" draw:layer="layout" svg:width="3.25cm" svg:height="1.25cm" svg:x="5.5cm" svg:y="19cm">
          <draw:text-box>
            <text:p text:style-name="P3"><text:span text:style-name="T1">Joueur se fait manger</text:span></text:p>
          </draw:text-box>
        </draw:frame>
        <draw:connector draw:style-name="gr23" draw:text-style-name="P2" draw:layer="layout" draw:type="line" svg:x1="14.555cm" svg:y1="8.848cm" svg:x2="13.25cm" svg:y2="8.875cm" draw:start-shape="id4" draw:start-glue-point="7" draw:end-shape="id5" draw:end-glue-point="10" svg:d="M14555 8848l-1305 27" svg:viewBox="0 0 1306 28">
          <text:p/>
        </draw:connector>
        <draw:connector draw:style-name="gr24" draw:text-style-name="P2" draw:layer="layout" draw:type="line" svg:x1="5.25cm" svg:y1="8.75cm" svg:x2="7.75cm" svg:y2="8.875cm" draw:start-shape="id3" draw:start-glue-point="8" draw:end-shape="id5" draw:end-glue-point="6" svg:d="M5250 8750l2500 125" svg:viewBox="0 0 2501 126">
          <text:p/>
        </draw:connector>
        <draw:connector draw:style-name="gr25" draw:text-style-name="P2" draw:layer="layout" draw:type="line" svg:x1="16.75cm" svg:y1="16.5cm" svg:x2="16.75cm" svg:y2="17.5cm" draw:start-shape="id8" draw:start-glue-point="8" draw:end-shape="id11" draw:end-glue-point="4" svg:d="M16750 16500v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7T18:04:55.914826502</meta:creation-date>
    <dc:date>2022-04-07T19:09:50.277046524</dc:date>
    <meta:editing-duration>PT23M51S</meta:editing-duration>
    <meta:editing-cycles>3</meta:editing-cycles>
    <meta:generator>LibreOffice/7.2.6.2$Linux_X86_64 LibreOffice_project/20$Build-2</meta:generator>
    <meta:document-statistic meta:object-count="36"/>
  </office:meta>
</office:document-meta>
</file>